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354a" officeooo:paragraph-rsid="0004354a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4354a" officeooo:paragraph-rsid="0004354a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CV-PYTHON</text:p>
      <text:p text:style-name="P1"/>
      <text:p text:style-name="P2">Opencv is use for images and videos. Basically via opencv computer will identify a person and face features with the help of open cv.</text:p>
      <text:p text:style-name="P2">So now we understand how computer will understand a image or a video. To answer this computer will understand image or video in the form of pixel matrix. In term of pixel matrix there are 2 type of digital images.</text:p>
      <text:p text:style-name="P2">1. grayscale image (1 channnel)</text:p>
      <text:p text:style-name="P2">2. coloured images (3 channnel <text:s/>- <text:s/>RGB)</text:p>
      <text:p text:style-name="P2"/>
      <text:p text:style-name="P2">when you install opencv then numpy is automatically install.</text:p>
      <text:p text:style-name="P2">Numpy is very usefull for images array, as we know a computer will understand a image in form of pixel matrix and this <text:s/>pixel are converted to numpyarra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35:07.364751395</meta:creation-date>
    <meta:generator>LibreOffice/6.4.6.2$Linux_X86_64 LibreOffice_project/40$Build-2</meta:generator>
    <dc:date>2021-02-01T10:38:59.960810569</dc:date>
    <meta:editing-duration>PT11M34S</meta:editing-duration>
    <meta:editing-cycles>2</meta:editing-cycles>
    <meta:document-statistic meta:table-count="0" meta:image-count="0" meta:object-count="0" meta:page-count="1" meta:paragraph-count="7" meta:word-count="114" meta:character-count="642" meta:non-whitespace-character-count="532"/>
  </office:meta>
</office:document-meta>
</file>